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export http_proxy=http://proxy.iiit.ac.in:8080</text:p>
      <text:p text:style-name="Preformatted_20_Text">export https_proxy=https://proxy.iiit.ac.in:8080</text:p>
      <text:p text:style-name="Preformatted_20_Text">export ftp_proxy=http://proxy.iiit.ac.in:8080</text:p>
      <text:p text:style-name="Preformatted_20_Text">export all_proxy=http://proxy.iiit.ac.in:8080</text:p>
      <text:p text:style-name="Preformatted_20_Text">export HTTP_PROXY=http://proxy.iiit.ac.in:8080</text:p>
      <text:p text:style-name="Preformatted_20_Text">export HTTPS_PROXY=https://proxy.iiit.ac.in:8080</text:p>
      <text:p text:style-name="Preformatted_20_Text">export FTP_PROXY=http://proxy.iiit.ac.in:8080</text:p>
      <text:p text:style-name="Preformatted_20_Text">export ALL_PROXY=http://proxy.iiit.ac.in:8080</text:p>
      <text:p text:style-name="Preformatted_20_Text"/>
      <text:p text:style-name="Preformatted_20_Text">export http_proxy=''</text:p>
      <text:p text:style-name="Preformatted_20_Text">export https_proxy=''</text:p>
      <text:p text:style-name="Preformatted_20_Text">export ftp_proxy=''</text:p>
      <text:p text:style-name="Preformatted_20_Text">export all_proxy=''</text:p>
      <text:p text:style-name="Preformatted_20_Text">export HTTP_PROXY=''</text:p>
      <text:p text:style-name="Preformatted_20_Text">export HTTPS_PROXY=''</text:p>
      <text:p text:style-name="Preformatted_20_Text">export FTP_PROXY=''</text:p>
      <text:p text:style-name="P1">export ALL_PROXY=''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1" style:font-family-asian="'Droid Sans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8T18:12:55.823959389</meta:creation-date>
    <dc:date>2014-12-28T18:13:09.318252235</dc:date>
    <meta:editing-duration>P0D</meta:editing-duration>
    <meta:editing-cycles>1</meta:editing-cycles>
    <meta:document-statistic meta:table-count="0" meta:image-count="0" meta:object-count="0" meta:page-count="1" meta:paragraph-count="16" meta:word-count="32" meta:character-count="526" meta:non-whitespace-character-count="510"/>
    <meta:generator>LibreOffice/4.2.6.3$Linux_X86_64 LibreOffice_project/420m0$Build-3</meta:generator>
  </office:meta>
</office:document-meta>
</file>